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Ë翁￥" svg:font-family="Ë翁￥"/>
    <style:font-face style:name="F" svg:font-family="" style:font-family-generic="roman"/>
    <style:font-face style:name="宋体" svg:font-family="宋体" style:font-pitch="variable"/>
    <style:font-face style:name="Adobe 宋体 Std L" svg:font-family="'Adobe 宋体 Std L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8.213cm"/>
    </style:style>
    <style:style style:name="co4" style:family="table-column">
      <style:table-column-properties fo:break-before="auto" style:column-width="5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2pt" style:font-style-asian="normal" style:font-weight-asian="normal" style:font-name-complex="Ë翁￥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宋体" style:font-name-asian="宋体"/>
    </style:style>
    <style:style style:name="ce3" style:family="table-cell" style:parent-style-name="Default">
      <style:table-cell-properties fo:border-bottom="none" fo:background-color="#ffcc00" style:text-align-source="fix" style:repeat-content="false" fo:border-left="0.035cm solid #000000" fo:border-right="0.002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bold" style:text-underline-mode="continuous" style:text-overline-mode="continuous" style:text-line-through-mode="continuous" style:font-name-asian="宋体" style:font-size-asian="12pt" style:font-style-asian="normal" style:font-weight-asian="bold" style:font-name-complex="Ë翁￥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style:text-align-source="fix" style:repeat-content="false" fo:border-left="0.035cm solid #000000" fo:border-right="0.002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style:text-align-source="fix" style:repeat-content="false" fo:border-left="0.035cm solid #000000" fo:border-right="0.002cm solid #000000" fo:border-top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02cm solid #000000" fo:border-top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bold" style:text-underline-mode="continuous" style:text-overline-mode="continuous" style:text-line-through-mode="continuous" style:font-name-asian="宋体" style:font-size-asian="12pt" style:font-style-asian="normal" style:font-weight-asian="bold" style:font-name-complex="Ë翁￥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bold" style:text-underline-mode="continuous" style:text-overline-mode="continuous" style:text-line-through-mode="continuous" style:font-name-asian="宋体" style:font-size-asian="12pt" style:font-style-asian="normal" style:font-weight-asian="bold" style:font-name-complex="Ë翁￥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color="#ff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bold" style:text-underline-mode="continuous" style:text-overline-mode="continuous" style:text-line-through-mode="continuous" style:font-name-asian="宋体" style:font-size-asian="12pt" style:font-style-asian="normal" style:font-weight-asian="bold" style:font-name-complex="Ë翁￥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宋体" fo:font-size="11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1pt" style:font-style-asian="normal" style:font-weight-asian="normal" style:font-name-complex="Ë翁￥" style:font-size-complex="6.2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0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2pt" style:font-style-asian="normal" style:font-weight-asian="normal" style:font-name-complex="Ë翁￥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宋体" fo:font-size="11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1pt" style:font-style-asian="normal" style:font-weight-asian="normal" style:font-name-complex="Ë翁￥" style:font-size-complex="6.2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cc00" style:text-align-source="fix" style:repeat-content="false" fo:border-left="0.002cm solid #000000" fo:border-right="0.035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bold" style:text-underline-mode="continuous" style:text-overline-mode="continuous" style:text-line-through-mode="continuous" style:font-name-asian="宋体" style:font-size-asian="12pt" style:font-style-asian="normal" style:font-weight-asian="bold" style:font-name-complex="Ë翁￥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start" fo:margin-left="0cm"/>
      <style:text-properties fo:color="#000000" style:text-outline="false" style:text-line-through-style="none" style:font-name="宋体" fo:font-size="12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2pt" style:font-style-asian="normal" style:font-weight-asian="normal" style:font-name-complex="Ë翁￥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5cm solid #000000" fo:border-top="0.002cm solid #000000"/>
      <style:paragraph-properties fo:text-align="start" fo:margin-left="0cm"/>
      <style:text-properties fo:color="#000000" style:text-outline="false" style:text-line-through-style="none" style:font-name="宋体" fo:font-size="10pt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font-style-asian="normal" style:font-weight-asian="bold" style:font-name-complex="Ë翁￥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start" fo:margin-left="0cm"/>
      <style:text-properties fo:color="#ff0000" style:text-outline="false" style:text-line-through-style="none" style:font-name="宋体" fo:font-size="10pt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font-style-asian="normal" style:font-weight-asian="normal" style:font-name-complex="Ë翁￥" style:font-size-complex="5.65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2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1"/>
          <table:table-cell table:style-name="ce3" office:value-type="string">
            <text:p>天翼RTC能力平台研发项目-项目概况</text:p>
          </table:table-cell>
          <table:table-cell table:style-name="ce10" table:number-columns-repeated="7"/>
          <table:table-cell table:style-name="ce20"/>
          <table:table-cell table:number-columns-repeated="1014"/>
        </table:table-row>
        <table:table-row table:style-name="ro2">
          <table:table-cell table:style-name="ce1"/>
          <table:table-cell table:style-name="ce4" office:value-type="string">
            <text:p>项目编号</text:p>
          </table:table-cell>
          <table:table-cell table:style-name="ce11" table:number-columns-repeated="2"/>
          <table:table-cell table:style-name="ce16" office:value-type="string">
            <text:p>项目名称</text:p>
          </table:table-cell>
          <table:table-cell table:style-name="ce16"/>
          <table:table-cell table:style-name="ce11" office:value-type="string">
            <text:p>天翼RTC能力平台研发项目</text:p>
          </table:table-cell>
          <table:table-cell table:style-name="ce11" table:number-columns-repeated="2"/>
          <table:table-cell table:style-name="ce21"/>
          <table:table-cell table:number-columns-repeated="1014"/>
        </table:table-row>
        <table:table-row table:style-name="ro2">
          <table:table-cell table:style-name="ce1"/>
          <table:table-cell table:style-name="ce5" office:value-type="string">
            <text:p>项目日期跨度</text:p>
          </table:table-cell>
          <table:table-cell table:style-name="ce9" office:value-type="string">
            <text:p>2013/6/10--2013/9/30</text:p>
          </table:table-cell>
          <table:table-cell table:style-name="ce9"/>
          <table:table-cell table:style-name="ce12" office:value-type="string">
            <text:p><text:s/>预计发布日期</text:p>
          </table:table-cell>
          <table:table-cell table:style-name="ce12"/>
          <table:table-cell table:style-name="ce17" office:value-type="date" office:date-value="2013-08-25">
            <text:p>13年8月25日</text:p>
          </table:table-cell>
          <table:table-cell table:style-name="ce9" table:number-columns-repeated="2"/>
          <table:table-cell table:style-name="ce22"/>
          <table:table-cell table:number-columns-repeated="1014"/>
        </table:table-row>
        <table:table-row table:style-name="ro2">
          <table:table-cell table:style-name="ce1"/>
          <table:table-cell table:style-name="ce5" office:value-type="string">
            <text:p>项目所属产品线</text:p>
          </table:table-cell>
          <table:table-cell table:style-name="ce9" office:value-type="string">
            <text:p>数据产品线</text:p>
          </table:table-cell>
          <table:table-cell table:style-name="ce9"/>
          <table:table-cell table:style-name="ce12" office:value-type="string">
            <text:p>新调整后发布日期</text:p>
          </table:table-cell>
          <table:table-cell table:style-name="ce12"/>
          <table:table-cell table:style-name="ce9" table:number-columns-repeated="3"/>
          <table:table-cell table:style-name="ce22"/>
          <table:table-cell table:number-columns-repeated="1014"/>
        </table:table-row>
        <table:table-row table:style-name="ro2">
          <table:table-cell table:style-name="ce1"/>
          <table:table-cell table:style-name="ce5" office:value-type="string">
            <text:p>项目总计人时</text:p>
          </table:table-cell>
          <table:table-cell table:style-name="ce12" office:value-type="float" office:value="4470">
            <text:p>4470</text:p>
          </table:table-cell>
          <table:table-cell table:style-name="ce9" office:value-type="string">
            <text:p>人时</text:p>
          </table:table-cell>
          <table:table-cell table:style-name="ce12" office:value-type="string">
            <text:p>项目预计进行</text:p>
          </table:table-cell>
          <table:table-cell table:style-name="ce12"/>
          <table:table-cell table:style-name="ce9" office:value-type="float" office:value="15">
            <text:p>15</text:p>
          </table:table-cell>
          <table:table-cell table:style-name="ce9" office:value-type="string">
            <text:p>周</text:p>
          </table:table-cell>
          <table:table-cell table:style-name="ce9"/>
          <table:table-cell table:style-name="ce22"/>
          <table:table-cell table:number-columns-repeated="1014"/>
        </table:table-row>
        <table:table-row table:style-name="ro2">
          <table:table-cell table:style-name="ce1"/>
          <table:table-cell table:style-name="ce5" office:value-type="string">
            <text:p><text:s/>目前消耗人时</text:p>
          </table:table-cell>
          <table:table-cell table:style-name="ce12" office:value-type="float" office:value="3179">
            <text:p>3179</text:p>
          </table:table-cell>
          <table:table-cell table:style-name="ce9" office:value-type="string">
            <text:p>人时</text:p>
          </table:table-cell>
          <table:table-cell table:style-name="ce12" office:value-type="string">
            <text:p>目前已过去</text:p>
          </table:table-cell>
          <table:table-cell table:style-name="ce12"/>
          <table:table-cell table:style-name="ce18" office:value-type="float" office:value="13">
            <text:p>13</text:p>
          </table:table-cell>
          <table:table-cell table:style-name="ce19" office:value-type="string">
            <text:p>周</text:p>
          </table:table-cell>
          <table:table-cell table:style-name="ce18"/>
          <table:table-cell table:style-name="ce23"/>
          <table:table-cell table:number-columns-repeated="1014"/>
        </table:table-row>
        <table:table-row table:style-name="ro2">
          <table:table-cell table:style-name="ce1"/>
          <table:table-cell table:style-name="ce5" office:value-type="string">
            <text:p>对应合同编号</text:p>
          </table:table-cell>
          <table:table-cell table:style-name="ce9" table:number-columns-repeated="2"/>
          <table:table-cell table:style-name="ce12" office:value-type="string">
            <text:p>（预计）合同签订时间</text:p>
          </table:table-cell>
          <table:table-cell table:style-name="ce12" table:number-columns-repeated="4"/>
          <table:table-cell table:style-name="ce24"/>
          <table:table-cell table:number-columns-repeated="1014"/>
        </table:table-row>
        <table:table-row table:style-name="ro2">
          <table:table-cell table:style-name="ce1"/>
          <table:table-cell table:style-name="ce5" office:value-type="string">
            <text:p>项目成员</text:p>
          </table:table-cell>
          <table:table-cell table:style-name="ce9" office:value-type="string">
            <text:p>洪志奎，李传营，高志军，段鑫,张江立，张占克，唐晓辉，郑明钊，郑文彬，李鑫，郎叶楠</text:p>
          </table:table-cell>
          <table:table-cell table:style-name="ce9" table:number-columns-repeated="6"/>
          <table:table-cell table:style-name="ce22"/>
          <table:table-cell table:number-columns-repeated="1014"/>
        </table:table-row>
        <table:table-row table:style-name="ro2">
          <table:table-cell table:style-name="ce1"/>
          <table:table-cell table:style-name="ce6" office:value-type="string">
            <text:p>项目变更历史</text:p>
          </table:table-cell>
          <table:table-cell table:style-name="ce13" table:number-columns-repeated="7"/>
          <table:table-cell table:style-name="ce25"/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项目每周进展</text:p>
          </table:table-cell>
          <table:table-cell table:style-name="ce14" table:number-columns-repeated="8"/>
          <table:table-cell table:number-columns-repeated="1014"/>
        </table:table-row>
        <table:table-row table:style-name="ro3">
          <table:table-cell table:style-name="ce1"/>
          <table:table-cell table:style-name="ce8" office:value-type="string">
            <text:p>时间跨度</text:p>
          </table:table-cell>
          <table:table-cell table:style-name="ce8" office:value-type="string">
            <text:p>第几周</text:p>
          </table:table-cell>
          <table:table-cell table:style-name="ce8" office:value-type="string">
            <text:p>本周工作进展</text:p>
          </table:table-cell>
          <table:table-cell table:style-name="ce8" office:value-type="string">
            <text:p>本周消耗人时</text:p>
          </table:table-cell>
          <table:table-cell table:style-name="ce8" office:value-type="string">
            <text:p>本周计划人时</text:p>
          </table:table-cell>
          <table:table-cell table:style-name="ce8" office:value-type="string">
            <text:p>项目所处阶段</text:p>
          </table:table-cell>
          <table:table-cell table:style-name="ce8" office:value-type="string">
            <text:p>项目状态</text:p>
          </table:table-cell>
          <table:table-cell table:style-name="ce8" office:value-type="string">
            <text:p>项目风险</text:p>
            <text:p>（人力，技术，进度）</text:p>
          </table:table-cell>
          <table:table-cell table:style-name="ce8" office:value-type="string">
            <text:p>备注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9" office:value-type="string">
            <text:p>2013/9/9-2013/9/13</text:p>
          </table:table-cell>
          <table:table-cell table:style-name="ce9" office:value-type="float" office:value="13">
            <text:p>13</text:p>
          </table:table-cell>
          <table:table-cell table:style-name="ce9" office:value-type="string">
            <text:p>上周进展：</text:p>
            <text:p>1.对讲机功能系统测试</text:p>
            <text:p>2.媒体服务器ICE逻辑支持；</text:p>
            <text:p>3.RTC平台模块安装配置文档更新；</text:p>
            <text:p>4.多人会话-微直播功能联调</text:p>
            <text:p>5.客户端和媒体服务器的ilbc互通测试。</text:p>
            <text:p>6.日志查询统计部分设计实现；</text:p>
            <text:p/>
            <text:p>本周计划：</text:p>
            <text:p>1.RTC平台测试版本发布及测试工作安排；</text:p>
            <text:p>2.确定北邮的版本及测试bug处理机制；</text:p>
            <text:p>3.安装配置文档编写和评审。</text:p>
            <text:p>4.详细设计文档编写和评审。</text:p>
            <text:p/>
          </table:table-cell>
          <table:table-cell table:number-columns-repeated="2" table:style-name="ce9" office:value-type="float" office:value="288">
            <text:p>288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table:number-columns-repeated="2"/>
          <table:table-cell table:number-columns-repeated="1014"/>
        </table:table-row>
        <table:table-row table:style-name="ro5">
          <table:table-cell table:style-name="ce1"/>
          <table:table-cell table:style-name="ce9" office:value-type="string">
            <text:p>2013/9/2-2013/9/6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上周进展：</text:p>
            <text:p><text:s/>1.完成STUN/TURN/媒体服务器部署方案讨论和确认。</text:p>
            <text:p><text:s/>2.SIP Server的TLS支持；</text:p>
            <text:p><text:s/>3.推动客户端的对讲机功能系统联调测试；</text:p>
            <text:p><text:s/>4.部署opensips后，点对点发起语音，视频呼叫业务路由验证完成</text:p>
            <text:p><text:s/>5.媒体服务器性能测试报告评审；</text:p>
            <text:p><text:s/>6.日志查询统计部分设计实现；</text:p>
            <text:p/>
            <text:p>本周计划：</text:p>
            <text:p>1.对讲机功能系统测试</text:p>
            <text:p>2.媒体服务器ICE逻辑支持；</text:p>
            <text:p>3.RTC平台模块安装配置文档更新；</text:p>
            <text:p>4.多人会话-微直播功能联调</text:p>
            <text:p>5.客户端和媒体服务器的ilbc互通测试。</text:p>
            <text:p/>
          </table:table-cell>
          <table:table-cell table:style-name="ce9" office:value-type="float" office:value="275">
            <text:p>275</text:p>
          </table:table-cell>
          <table:table-cell table:style-name="ce9" office:value-type="float" office:value="308">
            <text:p>308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延后</text:p>
          </table:table-cell>
          <table:table-cell table:style-name="ce9" office:value-type="string">
            <text:p>1.北研所目前重点组织点对点功能的演示工作，导致终端侧其他工作滞后，影响平台侧联调；平台侧提前做多人会话的系统联调。</text:p>
            <text:p>2.跟客户端的联调有延后，根据周一周二的联调情况，北研协调集中办公。</text:p>
          </table:table-cell>
          <table:table-cell table:style-name="ce9"/>
          <table:table-cell table:number-columns-repeated="1014"/>
        </table:table-row>
        <table:table-row table:style-name="ro5">
          <table:table-cell table:style-name="ce1"/>
          <table:table-cell table:style-name="ce9" office:value-type="string">
            <text:p>2013/8/26-2013/8/30</text:p>
          </table:table-cell>
          <table:table-cell table:style-name="ce9" office:value-type="float" office:value="11">
            <text:p>11</text:p>
          </table:table-cell>
          <table:table-cell table:style-name="ce9" office:value-type="string">
            <text:p>上周进展：</text:p>
            <text:p><text:s/>1.完成STUN/TURN/媒体服务器部署方案验证。</text:p>
            <text:p><text:s/>2.完成联调计划和当前进展的确认，确定项目参与方每日例会更新状态；</text:p>
            <text:p><text:s/>3.SIP Server崩溃问题解决；</text:p>
            <text:p><text:s/>4.完成对讲机功能部分系统联调；</text:p>
            <text:p><text:s/>5.WEB模块静态界面实现，提供需要美工修改的文件列表；日志查询统计部分设计实现；</text:p>
            <text:p>本周计划：</text:p>
            <text:p>1.第三方接入、对讲机功能系统测试</text:p>
            <text:p>2.媒体服务器性能测试报告评审；</text:p>
            <text:p>3.媒体服务器ICE逻辑支持；</text:p>
            <text:p>4.部署opensips后，点对点发起语音，视频呼叫业务路由验证；</text:p>
            <text:p>5.部署opensips后，会话能力服务器多人会话-对讲业务业务路由；</text:p>
            <text:p>6.WEB模块静态界面实现，提供需要美工修改的文件列表；日志查询统计部分设计实现；</text:p>
            <text:p>7.安装配置文档更新</text:p>
            <text:p/>
          </table:table-cell>
          <table:table-cell table:style-name="ce9" office:value-type="float" office:value="308">
            <text:p>308</text:p>
          </table:table-cell>
          <table:table-cell table:style-name="ce9" office:value-type="float" office:value="312">
            <text:p>312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table:number-columns-repeated="2"/>
          <table:table-cell table:number-columns-repeated="1014"/>
        </table:table-row>
        <table:table-row table:style-name="ro4">
          <table:table-cell table:style-name="ce1"/>
          <table:table-cell table:style-name="ce9" office:value-type="string">
            <text:p>2013/8/19-2013/8/23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上周进展：</text:p>
            <text:p><text:s/>1.公司防火墙测试环境搭建完成；部署opensips, 验证防火墙内网部署方案；</text:p>
            <text:p><text:s/>2.集成测试规范-对讲机及通用部分功能评审修改；</text:p>
            <text:p><text:s/>3.SIP Server,STUN/TURN性能测试进行了第一轮，完成了数据库的优化；</text:p>
            <text:p><text:s/>4.点对点发起语音，视频呼叫的REST接口跟客户端联调完成；</text:p>
            <text:p><text:s/>5.媒体服务器性能测试工具编写及性能测试环境搭建；</text:p>
            <text:p><text:s/>6.总体方案评审-部署方案评审。</text:p>
            <text:p>本周计划：</text:p>
            <text:p>1.媒体服务器性能测试报告评审；</text:p>
            <text:p>2.媒体服务器ICE逻辑支持；</text:p>
            <text:p>3.部署opensips后，点对点发起语音，视频呼叫业务联调；</text:p>
            <text:p>4.部署opensips后，会话能力服务器多人会话-对讲业务联调；</text:p>
            <text:p>6.WEB模块静态界面实现，提供需要美工修改的文件列表；日志查询统计部分设计实现；</text:p>
            <text:p>7.本周完成STUN/TURN/媒体服务器部署方案验证。</text:p>
          </table:table-cell>
          <table:table-cell table:style-name="ce9" office:value-type="float" office:value="272">
            <text:p>272</text:p>
          </table:table-cell>
          <table:table-cell table:style-name="ce9" office:value-type="float" office:value="328">
            <text:p>328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三方联调远程支持存在配合上的问题，协调集中办公；</text:p>
            <text:p>2.项目测试目前没有质量部参与，协调质量部参与把关； </text:p>
          </table:table-cell>
          <table:table-cell table:style-name="ce9" office:value-type="string">
            <text:p>1.本周三北邮派人员参与集成测试。</text:p>
          </table:table-cell>
          <table:table-cell table:number-columns-repeated="1014"/>
        </table:table-row>
        <table:table-row table:style-name="ro5">
          <table:table-cell table:style-name="ce1"/>
          <table:table-cell table:style-name="ce9" office:value-type="string">
            <text:p>2013/8/12-2013/8/16</text:p>
          </table:table-cell>
          <table:table-cell table:style-name="ce9" office:value-type="float" office:value="9">
            <text:p>9</text:p>
          </table:table-cell>
          <table:table-cell table:style-name="ce9" office:value-type="string">
            <text:p>上周进展：</text:p>
            <text:p>1.集成测试规范编写；；</text:p>
            <text:p>2.点对点发起语音，视频呼叫的REST接口跟客户端联调完成；</text:p>
            <text:p>3.媒体服务器性能测试方案讨论及测试工具编写；</text:p>
            <text:p>4.WEB开发人员替换及工作交接；</text:p>
            <text:p>5.第三方接入功能和客户端完成联调；</text:p>
            <text:p>6.SIP Server，STUN,TURN完成和客户端的互通测试；</text:p>
            <text:p>7.JAVA业务，SCF业务代码评审。</text:p>
            <text:p>本周计划：</text:p>
            <text:p>1.验证STUN/TURN/MS部署方案；</text:p>
            <text:p>2.集成测试规范评审修改；</text:p>
            <text:p>3.点对点发起语音，视频呼叫的REST接口跟客户端联调；</text:p>
            <text:p>4.会议控制服务器多人会话-对讲功能联调； 5.部署opensips，record-route头支持现网验证；</text:p>
            <text:p>6.WEB模块静态界面实现，日志查询统计部分设计实现；</text:p>
            <text:p>7.本周完成SIP Server,STUN/TURN性能测试。</text:p>
          </table:table-cell>
          <table:table-cell table:style-name="ce9" office:value-type="float" office:value="264">
            <text:p>264</text:p>
          </table:table-cell>
          <table:table-cell table:style-name="ce9" office:value-type="float" office:value="324">
            <text:p>324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/>
            <text:p><text:s/>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1"/>
          <table:table-cell table:style-name="ce9" office:value-type="string">
            <text:p>2013/8/5-2013/8/9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上周进展：</text:p>
            <text:p>1.技术总体方案评审；</text:p>
            <text:p>2.点对点发起语音，视频呼叫的REST接口集成测试；</text:p>
            <text:p>3.视频转发方案内存泄漏问题解决；</text:p>
            <text:p>4.部署方案讨论，公司测试环境搭建资源申请；</text:p>
            <text:p>5.现网部署会议控制服务器及媒体服务器；</text:p>
            <text:p>6.WEB框架多浏览器支持；</text:p>
            <text:p>本周计划：</text:p>
            <text:p>1.集成测试规范编写；</text:p>
            <text:p>2.点对点发起语音，视频呼叫的REST接口跟客户端联调；</text:p>
            <text:p>3.会议控制服务器多人会话-对讲功能联调； 4.record-route头支持现网验证；</text:p>
            <text:p>5.WEB模块实现；</text:p>
          </table:table-cell>
          <table:table-cell table:style-name="ce9" office:value-type="float" office:value="292">
            <text:p>292</text:p>
          </table:table-cell>
          <table:table-cell table:style-name="ce9" office:value-type="float" office:value="320">
            <text:p>320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集成SIP Server进度比预期晚了一周，需要跟北邮沟通推动后面的进度安排；</text:p>
            <text:p>2.WEB开发外包人员变动，招聘外包人员顶替。</text:p>
            <text:p><text:s/></text:p>
          </table:table-cell>
          <table:table-cell table:style-name="ce9"/>
          <table:table-cell table:number-columns-repeated="1014"/>
        </table:table-row>
        <table:table-row table:style-name="ro7">
          <table:table-cell table:style-name="ce1"/>
          <table:table-cell table:style-name="ce9" office:value-type="string">
            <text:p>2013/7/29-2013/8/2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上周进展：</text:p>
            <text:p>1.集成北邮新发布的SIP server，重点是鉴权；</text:p>
            <text:p>2.点对点发起语音，视频呼叫的REST接口实现和内部联调；</text:p>
            <text:p>3.微直播方案设计及讨论，实现了两方会话的视频转发，验证了方案的可行性；</text:p>
            <text:p>本周计划：</text:p>
            <text:p>1.技术总体方案评审；</text:p>
            <text:p>2.集成测试规范编写；</text:p>
            <text:p>3.点对点发起语音，视频呼叫的REST接口跟客户端联调；</text:p>
            <text:p>4.媒体服务器性能优化方案讨论，视频转发方案内存泄漏问题解决；</text:p>
            <text:p>5.会议控制服务器 record-route头支持及业务逻辑实现；</text:p>
            <text:p>6.设计部署方案，公司测试环境搭建资源申请；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320">
            <text:p>320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项目成员变动，安排郑文彬参与项目会议控制服务器设计和开发工作。</text:p>
            <text:p/>
          </table:table-cell>
          <table:table-cell table:style-name="ce9"/>
          <table:table-cell table:number-columns-repeated="1014"/>
        </table:table-row>
        <table:table-row table:style-name="ro6">
          <table:table-cell table:style-name="ce1"/>
          <table:table-cell table:style-name="ce9" office:value-type="string">
            <text:p>2013/7/22-2013/7/26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上周进展：</text:p>
            <text:p>1.REST服务器功能实现及联调；</text:p>
            <text:p>2.WEB管理服务器需求分析，设计与实现；</text:p>
            <text:p>3.JAVA人员培训；</text:p>
            <text:p>4.C外包人员招聘；</text:p>
            <text:p>本周计划：</text:p>
            <text:p>1.技术总体方案评审</text:p>
            <text:p>2.集成北邮新发布的SIP server，重点是鉴权；</text:p>
            <text:p>3.点对点发起语音，视频呼叫的REST接口；</text:p>
            <text:p>4.集成测试规范编写；</text:p>
            <text:p>5.微直播方案设计及讨论；</text:p>
            <text:p/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280">
            <text:p>280</text:p>
          </table:table-cell>
          <table:table-cell table:style-name="ce9" office:value-type="string">
            <text:p>开发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微直播方案尚未确定，技术上存在风险。</text:p>
          </table:table-cell>
          <table:table-cell table:style-name="ce9"/>
          <table:table-cell table:number-columns-repeated="1014"/>
        </table:table-row>
        <table:table-row table:style-name="ro7">
          <table:table-cell table:style-name="ce1"/>
          <table:table-cell table:style-name="ce9" office:value-type="string">
            <text:p>2013/7/15-2013/7/19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本周主要进展：</text:p>
            <text:p>1.REST服务器设计完成，采用JBOSS+RESTEasy实现；</text:p>
            <text:p>2.用户数据管理服务器功能SCF实现版本发布；</text:p>
            <text:p>3.JAVA人员招聘工作完成；</text:p>
            <text:p>4.微直播功能（视频分发算法）预研；</text:p>
            <text:p>下周计划：</text:p>
            <text:p>1.REST服务器功能实现及联调；</text:p>
            <text:p>2.WEB管理服务器需求分析，设计与实现；</text:p>
            <text:p>3.JAVA人员培训；</text:p>
            <text:p>4.C外包人员招聘；</text:p>
            <text:p>5.会议控制服务器详细设计</text:p>
          </table:table-cell>
          <table:table-cell table:number-columns-repeated="2" table:style-name="ce9" office:value-type="float" office:value="180">
            <text:p>180</text:p>
          </table:table-cell>
          <table:table-cell table:style-name="ce9" office:value-type="string">
            <text:p>设计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媒体服务器微直播方案尚未确定，技术上存在风险，7月26日前必须确定，高志军同时需要参与其他紧急项目（台湾，江苏彩铃），人力投入需要协调。</text:p>
            <text:p/>
          </table:table-cell>
          <table:table-cell table:style-name="ce9"/>
          <table:table-cell table:number-columns-repeated="1014"/>
        </table:table-row>
        <table:table-row table:style-name="ro8">
          <table:table-cell table:style-name="ce1"/>
          <table:table-cell table:style-name="ce9" office:value-type="string">
            <text:p>2013/7/8-2013/7/1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本周主要进展：</text:p>
            <text:p>1.集成北邮SIP Server</text:p>
            <text:p>2.用户数据管理服务器基于SCF设计实现；</text:p>
            <text:p>3.JAVA人员招聘；</text:p>
            <text:p>4.视频分发算法预研</text:p>
            <text:p>下周计划：</text:p>
            <text:p>1.用户数据管理服务器实现；</text:p>
            <text:p>2.WEB管理界面需求描述；</text:p>
            <text:p>3.JAVA人员培训；</text:p>
          </table:table-cell>
          <table:table-cell table:number-columns-repeated="2" table:style-name="ce9" office:value-type="float" office:value="120">
            <text:p>120</text:p>
          </table:table-cell>
          <table:table-cell table:style-name="ce9" office:value-type="string">
            <text:p>设计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外包人员尚未到位，客户要求尽快进行点对点功能的调测，本周进度压力比较大，需要安排加班；</text:p>
            <text:p>2.客户提出新的需求可能导致工作量增加，由产品经理管理协调；</text:p>
          </table:table-cell>
          <table:table-cell table:style-name="ce9"/>
          <table:table-cell table:number-columns-repeated="1014"/>
        </table:table-row>
        <table:table-row table:style-name="ro7">
          <table:table-cell table:style-name="ce1"/>
          <table:table-cell table:style-name="ce9" office:value-type="string">
            <text:p>2013/7/1-2013/7/5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本周主要进展</text:p>
            <text:p>1）OPUS编解码支持</text:p>
            <text:p>2）集成北邮SIP server，完成环境搭建；</text:p>
            <text:p>3）完成立项审批</text:p>
            <text:p>4）REST与SOAP接口对应表梳理；</text:p>
            <text:p>下周计划：</text:p>
            <text:p>1）集成北邮SIP Server</text:p>
            <text:p>2）用户数据管理服务器设计实现</text:p>
            <text:p>3) 视频分发算法预研</text:p>
            <text:p>3）人员培训</text:p>
            <text:p/>
          </table:table-cell>
          <table:table-cell table:number-columns-repeated="2" table:style-name="ce9" office:value-type="float" office:value="180">
            <text:p>180</text:p>
          </table:table-cell>
          <table:table-cell table:style-name="ce9" office:value-type="string">
            <text:p>立项</text:p>
          </table:table-cell>
          <table:table-cell table:style-name="ce9" office:value-type="string">
            <text:p>正常</text:p>
          </table:table-cell>
          <table:table-cell table:style-name="ce9" office:value-type="string">
            <text:p>1.目前REST接口和WEB模块尚无人员投入，影响进度计划；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1"/>
          <table:table-cell table:style-name="ce9" office:value-type="string">
            <text:p>2013/6/10-2013/6/28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需求分析及确认</text:p>
          </table:table-cell>
          <table:table-cell table:number-columns-repeated="2" table:style-name="ce9" office:value-type="float" office:value="580">
            <text:p>580</text:p>
          </table:table-cell>
          <table:table-cell table:style-name="ce9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15" office:value-type="string">
            <text:p>人时总计</text:p>
          </table:table-cell>
          <table:table-cell table:style-name="ce1" office:value-type="float" office:value="3179">
            <text:p>3179</text:p>
          </table:table-cell>
          <table:table-cell table:style-name="ce1" office:value-type="float" office:value="2632">
            <text:p>2632</text:p>
          </table:table-cell>
          <table:table-cell table:style-name="ce1" table:number-columns-repeated="4"/>
          <table:table-cell table:number-columns-repeated="1014"/>
        </table:table-row>
        <table:table-row table:style-name="ro2" table:number-rows-repeated="2">
          <table:table-cell table:style-name="ce1" table:number-columns-repeated="10"/>
          <table:table-cell table:number-columns-repeated="101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Ë翁￥" svg:font-family="Ë翁￥"/>
    <style:font-face style:name="F" svg:font-family="" style:font-family-generic="roman"/>
    <style:font-face style:name="宋体" svg:font-family="宋体" style:font-pitch="variable"/>
    <style:font-face style:name="Adobe 宋体 Std L" svg:font-family="'Adobe 宋体 Std L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2015／05／18</text:date>, <text:time>18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9S</meta:editing-duration>
    <meta:editing-cycles>7</meta:editing-cycles>
    <meta:generator>OpenOffice/4.1.1$Win32 OpenOffice.org_project/411m6$Build-9775</meta:generator>
    <dc:date>2015-05-18T18:16:34.82</dc:date>
    <dc:creator>lixin li</dc:creator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